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</office:automatic-styles>
  <office:body>
    <office:text>
      <text:p text:style-name="P1"><text:span text:style-name="T1_1"><text:tab/></text:span><text:span text:style-name="T1_2">Goal</text:span><text:span text:style-name="T1_3"><text:s/></text:span><text:span text:style-name="T1_4">was</text:span><text:span text:style-name="T1_5"><text:s/></text:span><text:span text:style-name="T1_6">to</text:span><text:span text:style-name="T1_7"><text:s/></text:span><text:span text:style-name="T1_8">recreate</text:span><text:span text:style-name="T1_9"><text:s/></text:span><text:span text:style-name="T1_10">the</text:span><text:span text:style-name="T1_11"><text:s/></text:span><text:span text:style-name="T1_12">classic</text:span><text:span text:style-name="T1_13"><text:s/></text:span><text:span text:style-name="T1_14">Pong</text:span><text:span text:style-name="T1_15"><text:s/></text:span><text:span text:style-name="T1_16">game</text:span><text:span text:style-name="T1_17">.<text:s/></text:span><text:span text:style-name="T1_18">I</text:span><text:span text:style-name="T1_19"><text:s/></text:span><text:span text:style-name="T1_20">had</text:span><text:span text:style-name="T1_21"><text:s/></text:span><text:span text:style-name="T1_22">many</text:span><text:span text:style-name="T1_23"><text:s/></text:span><text:span text:style-name="T1_24">failures</text:span><text:span text:style-name="T1_25">.<text:s/></text:span><text:span text:style-name="T1_26">I</text:span><text:span text:style-name="T1_27"><text:s/></text:span><text:span text:style-name="T1_28">did</text:span><text:span text:style-name="T1_29"><text:s/></text:span><text:span text:style-name="T1_30">not</text:span><text:span text:style-name="T1_31"><text:s/></text:span><text:span text:style-name="T1_32">use</text:span><text:span text:style-name="T1_33"><text:s/></text:span><text:span text:style-name="T1_34">structs</text:span><text:span text:style-name="T1_35"><text:s/></text:span><text:span text:style-name="T1_36">or</text:span><text:span text:style-name="T1_37"><text:s/></text:span><text:span text:style-name="T1_38">an</text:span><text:span text:style-name="T1_39"><text:s/></text:span><text:span text:style-name="T1_40">array</text:span><text:span text:style-name="T1_41">.<text:s/></text:span><text:span text:style-name="T1_42">I</text:span><text:span text:style-name="T1_43"><text:s/></text:span><text:span text:style-name="T1_44">had</text:span><text:span text:style-name="T1_45"><text:s/></text:span><text:span text:style-name="T1_46">to</text:span><text:span text:style-name="T1_47"><text:s/></text:span><text:span text:style-name="T1_48">be</text:span><text:span text:style-name="T1_49"><text:s/></text:span><text:span text:style-name="T1_50">helped</text:span><text:span text:style-name="T1_51"><text:s/></text:span><text:span text:style-name="T1_52">to</text:span><text:span text:style-name="T1_53"><text:s/></text:span><text:span text:style-name="T1_54">get</text:span><text:span text:style-name="T1_55"><text:s/></text:span><text:span text:style-name="T1_56">the</text:span><text:span text:style-name="T1_57"><text:s/></text:span><text:span text:style-name="T1_58">paddles</text:span><text:span text:style-name="T1_59"><text:s/></text:span><text:span text:style-name="T1_60">to</text:span><text:span text:style-name="T1_61"><text:s/></text:span><text:span text:style-name="T1_62">move</text:span><text:span text:style-name="T1_63"><text:s/></text:span><text:span text:style-name="T1_64">and</text:span><text:span text:style-name="T1_65"><text:s/></text:span><text:span text:style-name="T1_66">have</text:span><text:span text:style-name="T1_67"><text:s/></text:span><text:span text:style-name="T1_68">the</text:span><text:span text:style-name="T1_69"><text:s/></text:span><text:span text:style-name="T1_70">ball</text:span><text:span text:style-name="T1_71"><text:s/></text:span><text:span text:style-name="T1_72">bounce</text:span><text:span text:style-name="T1_73"><text:s/></text:span><text:span text:style-name="T1_74">off</text:span><text:span text:style-name="T1_75"><text:s/></text:span><text:span text:style-name="T1_76">them</text:span><text:span text:style-name="T1_77">.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